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Foll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0</text:p>
          </table:table-cell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P0</text:p>
          </table:table-cell>
          <table:table-cell/>
          <table:table-cell office:value-type="string" calcext:value-type="string">
            <text:p>P1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table:formula="of:=1-[.A3]"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1-[.D3]"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formula="of:=-[.A3]*LN([.A3])-[.C3]*LN([.C3])" office:value-type="float" office:value="0.500402423538188" calcext:value-type="float">
            <text:p>0,5004024235</text:p>
          </table:table-cell>
          <table:table-cell table:number-columns-repeated="2"/>
          <table:table-cell table:formula="of:=-[.D3]*LN([.D3])-[.F3]*LN([.F3])" office:value-type="float" office:value="0.693147180559945" calcext:value-type="float">
            <text:p>0,6931471806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formula="of:=5*[.A5]/6" office:value-type="float" office:value="0.417002019615157" calcext:value-type="float">
            <text:p>0,4170020196</text:p>
          </table:table-cell>
          <table:table-cell table:number-columns-repeated="2"/>
          <table:table-cell table:formula="of:=[.D5]/3" office:value-type="float" office:value="0.231049060186648" calcext:value-type="float">
            <text:p>0,2310490602</text:p>
          </table:table-cell>
          <table:table-cell table:number-columns-repeated="3"/>
          <table:table-cell table:formula="of:=[.A7]+[.D7]" office:value-type="float" office:value="0.648051079801805" calcext:value-type="float">
            <text:p>0,648051079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formula="of:=5/12" office:value-type="float" office:value="0.416666666666667" calcext:value-type="float">
            <text:p>0,4166666667</text:p>
          </table:table-cell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l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>00:00:00</text:time></text:p>
        </style:region-right>
      </style:header>
      <style:header-left style:display="false"/>
      <style:footer>
        <text:p>Páx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8:19:20.160422304</meta:creation-date>
    <dc:date>2017-11-14T19:00:41.163284609</dc:date>
    <meta:editing-duration>PT10M30S</meta:editing-duration>
    <meta:editing-cycles>1</meta:editing-cycles>
    <meta:document-statistic meta:table-count="1" meta:cell-count="14" meta:object-count="0"/>
    <meta:generator>LibreOffice/4.3.3.2$Linux_X86_64 LibreOffice_project/430m0$Build-2</meta:generator>
  </office:meta>
</office:document-meta>
</file>